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USE-CASE no.2</text:p>
      <text:p text:style-name="Standard"><text:span text:style-name="T1"/></text:p>
      <text:p text:style-name="Standard"><text:span text:style-name="T1">use case</text:span> Pokémon-Ressource suchen</text:p>
      <text:p text:style-name="Standard"/>
      <text:p text:style-name="Standard"><text:tab/><text:span text:style-name="T1">actors</text:span> <text:s/>Client</text:p>
      <text:p text:style-name="Standard"/>
      <text:p text:style-name="Standard"><text:tab/><text:span text:style-name="T1">precondition</text:span> Der Client muss mit seinem Userkonto auf dem Server angemeldet sein</text:p>
      <text:p text:style-name="Standard"/>
      <text:p text:style-name="Standard"><text:tab/><text:span text:style-name="T1">main flow</text:span> m1</text:p>
      <text:p text:style-name="Standard"><text:tab/><text:tab/>1. Client fordert eine Ressource pkDex/:id mit einer beliebigen 'id' mittels <text:tab/><text:tab/><text:tab/>GET('/pkDex/:id') an. </text:p>
      <text:p text:style-name="Standard"><text:tab/><text:tab/>2. Server liefert die angeforderte Ressource.</text:p>
      <text:p text:style-name="Standard"><text:tab/></text:p>
      <text:p text:style-name="Standard"><text:tab/><text:span text:style-name="T1">main flow</text:span> m2</text:p>
      <text:p text:style-name="Standard"><text:tab/><text:tab/>1. Client fordert die Ressource pkDex/pkm/:prm mit einem beliebigen 'prm' mittels <text:tab/><text:tab/>GET('pkDex/pkm/:prm') an.</text:p>
      <text:p text:style-name="Standard"><text:tab/><text:tab/>2. Server liefert die angeforderte Ressource und Statuscode '200 OK'.</text:p>
      <text:p text:style-name="Standard"/>
      <text:p text:style-name="Standard"><text:tab/><text:span text:style-name="T1">postcondition </text:span><text:span text:style-name="T2">Der User hat erfolgreich ein Pokémon gesucht und es anzeigen lassen.</text:span></text:p>
      <text:p text:style-name="Standard"/>
      <text:p text:style-name="Standard"><text:tab/><text:span text:style-name="T1">alternate flow</text:span> a1</text:p>
      <text:p text:style-name="Standard"><text:tab/><text:tab/><text:span text:style-name="T2">1a. Client fordert eine Ressource pkDex/:id mit einer beliebigen id mittels <text:tab/><text:tab/><text:tab/>GET('/pkDex/:id') an. </text:span></text:p>
      <text:p text:style-name="Standard"><text:span text:style-name="T2"><text:tab/><text:tab/>2a. Ressource vom Server nicht gefunden.</text:span></text:p>
      <text:p text:style-name="Standard"><text:span text:style-name="T2"><text:tab/><text:tab/></text:span></text:p>
      <text:p text:style-name="Standard"><text:span text:style-name="T2"><text:tab/>alternate flow a2</text:span></text:p>
      <text:p text:style-name="Standard"><text:span text:style-name="T2"><text:tab/><text:tab/>1a. Client fordert die Ressource pkDex/pkm/:prm mit einem beliebigen prm mittels <text:tab/><text:tab/>GET('pkDex/pkm/:prm') an.</text:span></text:p>
      <text:p text:style-name="Standard"><text:span text:style-name="T2"><text:tab/><text:tab/>2a. Server kann die angeforderte Ressource nicht finden und liefert Statuscode <text:tab/><text:tab/><text:tab/>'404 NOT FOUND'.</text:span></text:p>
      <text:p text:style-name="Standard"/>
      <text:p text:style-name="Standard"><text:tab/>p<text:span text:style-name="T1">ostcondition </text:span>Die Suche war nicht erfolgreich.</text:p>
      <text:p text:style-name="Standard"/>
      <text:p text:style-name="Standard"><text:span text:style-name="T1">end </text:span><text:span text:style-name="T2">Pokémon-Ressource suchen</text:span></text:p>
      <text:p text:style-name="Standard"/>
      <text:p text:style-name="Standard"><text:tab/></text:p>
      <text:p text:style-name="Standard"><text:tab/>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Kuhlmann</meta:initial-creator>
    <meta:creation-date>2015-06-20T16:08:14.07</meta:creation-date>
    <meta:document-statistic meta:table-count="0" meta:image-count="0" meta:object-count="0" meta:page-count="1" meta:paragraph-count="24" meta:word-count="141" meta:character-count="1058"/>
    <dc:date>2015-06-20T16:36:31.53</dc:date>
    <dc:creator>Jan Kuhlmann</dc:creator>
    <meta:editing-duration>PT12M47S</meta:editing-duration>
    <meta:editing-cycles>1</meta:editing-cycles>
    <meta:generator>OpenOffice/4.0.1$Win32 OpenOffice.org_project/401m5$Build-9714</meta:generator>
  </office:meta>
</office:document-meta>
</file>